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0000000220F83E8B3A.png"/>
  <manifest:file-entry manifest:media-type="image/png" manifest:full-path="Pictures/100002010000196A00001ACA34167E2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6.6cm" svg:height="7.809cm" svg:x="0.8cm" svg:y="3.991cm">
          <draw:image xlink:href="Pictures/100002010000090000000220F83E8B3A.png" xlink:type="simple" xlink:show="embed" xlink:actuate="onLoad">
            <text:p/>
          </draw:image>
        </draw:frame>
        <draw:frame draw:style-name="gr1" draw:text-style-name="P1" draw:layer="layout" svg:width="2.8cm" svg:height="2.988cm" svg:x="14.2cm" svg:y="10.612cm">
          <draw:image xlink:href="Pictures/100002010000196A00001ACA34167E2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Lewis</meta:initial-creator>
    <meta:creation-date>2020-08-04T14:38:05.88</meta:creation-date>
    <meta:editing-duration>PT7M33S</meta:editing-duration>
    <meta:editing-cycles>2</meta:editing-cycles>
    <dc:date>2020-08-04T14:45:32.73</dc:date>
    <dc:creator>John Lewis</dc:creator>
    <meta:document-statistic meta:object-count="25"/>
    <meta:generator>OpenOffice/4.1.7$Win32 OpenOffice.org_project/417m1$Build-9800</meta:generator>
  </office:meta>
</office:document-meta>
</file>